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list-style-name="L3">
      <style:text-properties fo:color="#cc3300"/>
    </style:style>
    <style:style style:name="P3" style:family="paragraph" style:parent-style-name="Text_20_body" style:list-style-name="L7">
      <style:text-properties fo:color="#cc3300"/>
    </style:style>
    <style:style style:name="P4" style:family="paragraph" style:parent-style-name="Text_20_body" style:list-style-name="L16">
      <style:text-properties fo:color="#cc3300"/>
    </style:style>
    <style:style style:name="P5" style:family="paragraph" style:parent-style-name="Text_20_body" style:list-style-name="L5">
      <style:text-properties fo:color="#c5000b" fo:background-color="#ffff00"/>
    </style:style>
    <style:style style:name="P6" style:family="paragraph" style:parent-style-name="Text_20_body" style:list-style-name="L6"/>
    <style:style style:name="P7" style:family="paragraph" style:parent-style-name="Text_20_body" style:list-style-name="L9"/>
    <style:style style:name="P8" style:family="paragraph" style:parent-style-name="Text_20_body" style:list-style-name="L10"/>
    <style:style style:name="P9" style:family="paragraph" style:parent-style-name="Text_20_body" style:list-style-name="L12"/>
    <style:style style:name="P10" style:family="paragraph" style:parent-style-name="Text_20_body" style:list-style-name="L3">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5">
      <style:paragraph-properties fo:margin-top="0in" fo:margin-bottom="0in"/>
      <style:text-properties fo:color="#c5000b"/>
    </style:style>
    <style:style style:name="P13" style:family="paragraph" style:parent-style-name="Text_20_body" style:list-style-name="L7">
      <style:paragraph-properties fo:margin-top="0in" fo:margin-bottom="0in"/>
    </style:style>
    <style:style style:name="P14" style:family="paragraph" style:parent-style-name="Text_20_body" style:list-style-name="L9">
      <style:paragraph-properties fo:margin-top="0in" fo:margin-bottom="0in"/>
    </style:style>
    <style:style style:name="P15" style:family="paragraph" style:parent-style-name="Text_20_body" style:list-style-name="L10">
      <style:paragraph-properties fo:margin-top="0in" fo:margin-bottom="0in"/>
    </style:style>
    <style:style style:name="P16" style:family="paragraph" style:parent-style-name="Text_20_body" style:list-style-name="L12">
      <style:paragraph-properties fo:margin-top="0in" fo:margin-bottom="0in"/>
    </style:style>
    <style:style style:name="P17" style:family="paragraph" style:parent-style-name="Text_20_body" style:list-style-name="L12">
      <style:paragraph-properties fo:margin-top="0in" fo:margin-bottom="0in"/>
      <style:text-properties fo:color="#cc3300"/>
    </style:style>
    <style:style style:name="P18" style:family="paragraph" style:parent-style-name="Text_20_body" style:list-style-name="L16">
      <style:paragraph-properties fo:margin-top="0in" fo:margin-bottom="0in"/>
      <style:text-properties fo:color="#cc3300"/>
    </style:style>
    <style:style style:name="P19" style:family="paragraph" style:parent-style-name="Text_20_body" style:list-style-name="L12">
      <style:paragraph-properties fo:margin-top="0in" fo:margin-bottom="0in"/>
      <style:text-properties fo:background-color="#ffff00"/>
    </style:style>
    <style:style style:name="P20" style:family="paragraph" style:parent-style-name="Text_20_body">
      <style:paragraph-properties fo:margin-top="0in" fo:margin-bottom="0.1965in"/>
    </style:style>
    <style:style style:name="P21" style:family="paragraph" style:parent-style-name="Standard">
      <style:paragraph-properties fo:text-align="center" style:justify-single-word="false"/>
    </style:style>
    <style:style style:name="P22" style:family="paragraph" style:parent-style-name="Standard" style:list-style-name="L1"/>
    <style:style style:name="P23" style:family="paragraph" style:parent-style-name="Standard">
      <style:text-properties fo:font-weight="bold" style:font-weight-asian="bold" style:font-weight-complex="bold"/>
    </style:style>
    <style:style style:name="P24" style:family="paragraph" style:parent-style-name="Standard" style:list-style-name="L8">
      <style:text-properties fo:font-weight="bold" style:font-weight-asian="bold" style:font-weight-complex="bold"/>
    </style:style>
    <style:style style:name="P25" style:family="paragraph" style:parent-style-name="Standard">
      <style:text-properties fo:font-weight="bold" fo:background-color="#ffff00" style:font-weight-asian="bold" style:font-weight-complex="bold"/>
    </style:style>
    <style:style style:name="P26" style:family="paragraph" style:parent-style-name="Standard">
      <style:text-properties fo:color="#cc3300" fo:font-weight="bold" style:font-weight-asian="bold" style:font-weight-complex="bold"/>
    </style:style>
    <style:style style:name="P27" style:family="paragraph" style:parent-style-name="Standard" style:list-style-name="">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28" style:family="paragraph" style:parent-style-name="Standard" style:list-style-name="">
      <style:paragraph-properties fo:margin-left="0in" fo:margin-right="0in" fo:text-align="start" style:justify-single-word="false" fo:text-indent="0in" style:auto-text-indent="false" style:text-autospace="none"/>
    </style:style>
    <style:style style:name="P29" style:family="paragraph" style:parent-style-name="Preformatted_20_Text">
      <style:text-properties fo:font-weight="bold" style:font-weight-asian="bold" style:font-weight-complex="bold"/>
    </style:style>
    <style:style style:name="P30" style:family="paragraph" style:parent-style-name="Preformatted_20_Text">
      <style:text-properties fo:color="#cc3300"/>
    </style:style>
    <style:style style:name="P31" style:family="paragraph" style:parent-style-name="Preformatted_20_Text">
      <style:paragraph-properties fo:margin-top="0in" fo:margin-bottom="0.1965in"/>
    </style:style>
    <style:style style:name="P32" style:family="paragraph" style:parent-style-name="Heading_20_3">
      <style:text-properties fo:color="#c5000b"/>
    </style:style>
    <style:style style:name="P33" style:family="paragraph" style:parent-style-name="Heading_20_3">
      <style:paragraph-properties fo:margin-top="0in" fo:margin-bottom="0.1965in"/>
    </style:style>
    <style:style style:name="P34" style:family="paragraph" style:parent-style-name="Heading_20_3">
      <style:paragraph-properties fo:margin-top="0in" fo:margin-bottom="0.1965in"/>
      <style:text-properties fo:color="#cc3300" fo:font-weight="bold" style:font-weight-asian="bold" style:font-weight-complex="bold"/>
    </style:style>
    <style:style style:name="P35" style:family="paragraph" style:parent-style-name="Heading_20_2">
      <style:text-properties fo:font-weight="bold" style:font-weight-asian="bold" style:font-weight-complex="bold"/>
    </style:style>
    <style:style style:name="P36" style:family="paragraph" style:parent-style-name="Heading_20_2">
      <style:text-properties fo:color="#0000ff"/>
    </style:style>
    <style:style style:name="P37" style:family="paragraph" style:parent-style-name="Quotations">
      <style:paragraph-properties fo:margin-left="0in" fo:margin-right="0.3937in" fo:text-indent="0in" style:auto-text-indent="false"/>
    </style:style>
    <style:style style:name="T1" style:family="text">
      <style:text-properties fo:color="#e79e3c" fo:font-weight="bold" style:font-weight-asian="bold" style:font-weight-complex="bold"/>
    </style:style>
    <style:style style:name="T2" style:family="text">
      <style:text-properties fo:color="#e79e3c" style:font-name="Consolas" fo:font-size="10pt" fo:font-weight="bold" style:font-name-asian="Consolas" style:font-size-asian="10pt" style:font-weight-asian="bold" style:font-name-complex="Consolas" style:font-size-complex="10pt" style:font-weight-complex="bold"/>
    </style:style>
    <style:style style:name="T3" style:family="text">
      <style:text-properties fo:color="#f8e1aa"/>
    </style:style>
    <style:style style:name="T4" style:family="text">
      <style:text-properties fo:color="#f8e1aa" style:font-name="Consolas" fo:font-size="10pt" style:font-name-asian="Consolas" style:font-size-asian="10pt" style:font-name-complex="Consolas" style:font-size-complex="10pt"/>
    </style:style>
    <style:style style:name="T5" style:family="text">
      <style:text-properties fo:color="#a4b0c0" style:font-name="Consolas" fo:font-size="10pt" style:font-name-asian="Consolas" style:font-size-asian="10pt" style:font-name-complex="Consolas" style:font-size-complex="10pt"/>
    </style:style>
    <style:style style:name="T6" style:family="text">
      <style:text-properties fo:color="#d6c248"/>
    </style:style>
    <style:style style:name="T7" style:family="text">
      <style:text-properties fo:color="#d6c248" style:font-name="Consolas" fo:font-size="10pt" style:font-name-asian="Consolas" style:font-size-asian="10pt" style:font-name-complex="Consolas" style:font-size-complex="10pt"/>
    </style:style>
    <style:style style:name="T8" style:family="text">
      <style:text-properties fo:color="#00aa00" fo:font-style="italic" style:font-style-asian="italic" style:font-style-complex="italic"/>
    </style:style>
    <style:style style:name="T9" style:family="text">
      <style:text-properties fo:color="#800000"/>
    </style:style>
    <style:style style:name="T10" style:family="text">
      <style:text-properties fo:background-color="#ffff00"/>
    </style:style>
    <style:style style:name="T11" style:family="text">
      <style:text-properties fo:font-weight="normal" style:font-weight-asian="normal" style:font-weight-complex="normal"/>
    </style:style>
    <style:style style:name="T12" style:family="text">
      <style:text-properties fo:color="#ff3300" fo:font-style="italic" style:font-style-asian="italic" style:font-style-complex="italic"/>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font-style="italic" fo:background-color="#ffff00" style:font-style-asian="italic" style:font-style-complex="italic"/>
    </style:style>
    <style:style style:name="T16" style:family="text">
      <style:text-properties fo:font-weight="bold" style:font-weight-asian="bold" style:font-weight-complex="bold"/>
    </style:style>
    <style:style style:name="T17" style:family="text">
      <style:text-properties fo:color="#0000ff"/>
    </style:style>
    <style:style style:name="T18" style:family="text">
      <style:text-properties style:text-underline-style="solid" style:text-underline-width="auto" style:text-underline-color="font-color"/>
    </style:style>
    <style:style style:name="T19" style:family="text">
      <style:text-properties fo:color="#cc3300"/>
    </style:style>
    <style:style style:name="T20" style:family="text">
      <style:text-properties fo:color="#cc3300" fo:background-color="#ffff00"/>
    </style:style>
    <style:style style:name="T21" style:family="text">
      <style:text-properties fo:color="#c5000b"/>
    </style:style>
    <style:style style:name="T22" style:family="text">
      <style:text-properties fo:color="#c5000b" fo:font-style="italic" style:font-style-asian="italic" style:font-style-complex="italic"/>
    </style:style>
    <style:style style:name="T23" style:family="text">
      <style:text-properties fo:color="#c5000b" fo:background-color="#ffff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NOTES</text:p>
      <text:p text:style-name="Standard"/>
      <text:p text:style-name="Standard">in python Boolean values are considered as True and False</text:p>
      <text:p text:style-name="Standard">due to bug in python2 ,True +True returns <text:s/>2</text:p>
      <text:p text:style-name="Standard"/>
      <text:p text:style-name="Standard">in python any number is considered as True based on the context and zero is considerd as false</text:p>
      <text:p text:style-name="Standard">ex .</text:p>
      <text:p text:style-name="Standard"><text:s/></text:p>
      <text:p text:style-name="Standard"><text:s/><text:span text:style-name="T2">def</text:span><text:span text:style-name="T4"> </text:span><text:span text:style-name="T5">printTrueOrFalse</text:span><text:span text:style-name="T7">(</text:span><text:span text:style-name="T4">number</text:span><text:span text:style-name="T7">)</text:span><text:span text:style-name="T4">:</text:span></text:p>
      <text:p text:style-name="P27"><text:span text:style-name="T3"><text:s text:c="4"/></text:span><text:span text:style-name="T1">if</text:span><text:span text:style-name="T3"> </text:span><text:span text:style-name="T6">(</text:span><text:span text:style-name="T3">number</text:span><text:span text:style-name="T6">)</text:span><text:span text:style-name="T3">:</text:span></text:p>
      <text:p text:style-name="P27"><text:span text:style-name="T3"><text:s text:c="8"/></text:span><text:span text:style-name="T1">print</text:span><text:span text:style-name="T6">(</text:span><text:span text:style-name="T8">"its true..."</text:span><text:span text:style-name="T6">)</text:span></text:p>
      <text:p text:style-name="P27"><text:span text:style-name="T3"><text:s text:c="4"/></text:span><text:span text:style-name="T1">else</text:span><text:span text:style-name="T3">:</text:span></text:p>
      <text:p text:style-name="P27"><text:span text:style-name="T3"><text:s text:c="8"/></text:span><text:span text:style-name="T1">print</text:span><text:span text:style-name="T6">(</text:span><text:span text:style-name="T8">"its false..."</text:span><text:span text:style-name="T6">)</text:span></text:p>
      <text:p text:style-name="P28"><text:span text:style-name="T4"><text:s text:c="8"/></text:span></text:p>
      <text:p text:style-name="P28"><text:span text:style-name="T4"/></text:p>
      <text:p text:style-name="Standard">print true if number 4 is supplied and prints false if 0 is supplied.</text:p>
      <text:p text:style-name="Standard"/>
      <text:p text:style-name="P23">Different <text:s/>Ways of adding values to the List.</text:p>
      <text:list xml:id="list9088036011196405225" text:style-name="L1">
        <text:list-item>
          <text:p text:style-name="P22">adding one list to another : list1 +list 2</text:p>
        </text:list-item>
        <text:list-item>
          <text:p text:style-name="P22">append operation,appends add a single item to list, list.append(item)</text:p>
        </text:list-item>
        <text:list-item>
          <text:p text:style-name="P22">using extend <text:s/>list.extend(list2), exends add the list to the end of the list</text:p>
        </text:list-item>
        <text:list-item>
          <text:p text:style-name="P22">using insert, list.insert(postion,item)</text:p>
        </text:list-item>
      </text:list>
      <text:p text:style-name="Standard"/>
      <text:p text:style-name="Text_20_body">Let’s look closer at the difference between <text:span text:style-name="Source_20_Text">append()</text:span> and <text:span text:style-name="Source_20_Text">extend()</text:span>. </text:p>
      <text:p text:style-name="Preformatted_20_Text"><text:span text:style-name="Example">&gt;&gt;&gt; </text:span><text:span text:style-name="User_20_Entry">a_list = ['a', 'b', 'c']</text:span></text:p>
      <text:p text:style-name="Preformatted_20_Text"><text:span text:style-name="Example">&gt;&gt;&gt; </text:span><text:span text:style-name="User_20_Entry">a_list.extend(['d', 'e', 'f'])</text:span> <text:s/>①</text:p>
      <text:p text:style-name="Preformatted_20_Text"><text:span text:style-name="Example">&gt;&gt;&gt; </text:span><text:span text:style-name="User_20_Entry">a_list</text:span></text:p>
      <text:p text:style-name="Preformatted_20_Text"><text:span text:style-name="Example">['a', 'b', 'c', 'd', 'e', 'f']</text:span></text:p>
      <text:p text:style-name="Preformatted_20_Text"><text:span text:style-name="Example">&gt;&gt;&gt; </text:span><text:span text:style-name="User_20_Entry">len(a_list)</text:span> <text:s text:c="20"/>②</text:p>
      <text:p text:style-name="Preformatted_20_Text"><text:span text:style-name="Example">6</text:span></text:p>
      <text:p text:style-name="Preformatted_20_Text"><text:span text:style-name="Example">&gt;&gt;&gt; </text:span><text:span text:style-name="User_20_Entry">a_list[-1]</text:span></text:p>
      <text:p text:style-name="Preformatted_20_Text"><text:span text:style-name="Example">'f'</text:span></text:p>
      <text:p text:style-name="Preformatted_20_Text"><text:span text:style-name="Example">&gt;&gt;&gt; </text:span><text:span text:style-name="User_20_Entry">a_list.append(['g', 'h', 'i'])</text:span> <text:s/>③</text:p>
      <text:p text:style-name="Preformatted_20_Text"><text:span text:style-name="Example">&gt;&gt;&gt; </text:span><text:span text:style-name="User_20_Entry">a_list</text:span></text:p>
      <text:p text:style-name="Preformatted_20_Text"><text:span text:style-name="Example">['a', 'b', 'c', 'd', 'e', 'f', ['g', 'h', 'i']]</text:span></text:p>
      <text:p text:style-name="Preformatted_20_Text"><text:span text:style-name="Example">&gt;&gt;&gt; </text:span><text:span text:style-name="User_20_Entry">len(a_list)</text:span> <text:s text:c="20"/>④</text:p>
      <text:p text:style-name="Preformatted_20_Text"><text:span text:style-name="Example">7</text:span></text:p>
      <text:p text:style-name="Preformatted_20_Text"><text:span text:style-name="Example">&gt;&gt;&gt; </text:span><text:span text:style-name="User_20_Entry">a_list[-1]</text:span></text:p>
      <text:p text:style-name="P31"><text:span text:style-name="Example">['g', 'h', 'i']</text:span></text:p>
      <text:h text:style-name="Heading_20_3" text:outline-level="3"><text:bookmark text:name="searchinglists"/>Searching For Values In A List</text:h>
      <text:p text:style-name="Preformatted_20_Text"><text:span text:style-name="Example">&gt;&gt;&gt; </text:span><text:span text:style-name="User_20_Entry">a_list = ['a', 'b', 'new', 'mpilgrim', 'new']</text:span></text:p>
      <text:p text:style-name="Preformatted_20_Text"><text:span text:style-name="Example">&gt;&gt;&gt; </text:span><text:span text:style-name="User_20_Entry">a_list.</text:span><text:span text:style-name="User_20_Entry"><text:span text:style-name="T9">count</text:span></text:span><text:span text:style-name="User_20_Entry">('new')</text:span> <text:s text:c="6"/>①</text:p>
      <text:p text:style-name="Preformatted_20_Text"><text:span text:style-name="Example">2</text:span></text:p>
      <text:p text:style-name="Preformatted_20_Text"><text:span text:style-name="Example">&gt;&gt;&gt; </text:span><text:span text:style-name="User_20_Entry">'new' in a_list</text:span> <text:s text:c="10"/>②</text:p>
      <text:p text:style-name="Preformatted_20_Text"><text:span text:style-name="Example">True</text:span></text:p>
      <text:p text:style-name="Preformatted_20_Text"><text:span text:style-name="Example">&gt;&gt;&gt; </text:span><text:span text:style-name="User_20_Entry">'</text:span><text:span text:style-name="User_20_Entry"><text:span text:style-name="T10">c' in a_list</text:span></text:span></text:p>
      <text:p text:style-name="Preformatted_20_Text"><text:span text:style-name="Example">False</text:span></text:p>
      <text:p text:style-name="Preformatted_20_Text"><text:span text:style-name="Example">&gt;&gt;&gt; </text:span><text:span text:style-name="User_20_Entry">a</text:span><text:span text:style-name="User_20_Entry"><text:span text:style-name="T10">_list.index('mpilgrim')</text:span></text:span><text:span text:style-name="T10"> </text:span><text:s/>③</text:p>
      <text:p text:style-name="Preformatted_20_Text"><text:span text:style-name="Example">3</text:span></text:p>
      <text:p text:style-name="Preformatted_20_Text"><text:span text:style-name="Example">&gt;&gt;&gt; </text:span><text:span text:style-name="User_20_Entry">a_list.index('new')</text:span> <text:s text:c="6"/>④</text:p>
      <text:p text:style-name="Preformatted_20_Text"><text:span text:style-name="Example">2</text:span></text:p>
      <text:p text:style-name="Preformatted_20_Text"><text:soft-page-break/><text:span text:style-name="Example">&gt;&gt;&gt; </text:span><text:span text:style-name="User_20_Entry"><text:span text:style-name="T10">a_list.index('c')</text:span></text:span><text:span text:style-name="T10"> </text:span><text:s text:c="8"/>⑤</text:p>
      <text:p text:style-name="Preformatted_20_Text"><text:span text:style-name="Example">Traceback (innermost last):</text:span></text:p>
      <text:p text:style-name="Preformatted_20_Text"><text:span text:style-name="Example"><text:s text:c="2"/>File "&lt;interactive input&gt;", line 1, in ?</text:span></text:p>
      <text:p text:style-name="P31"><text:span text:style-name="Example">ValueError: list.index(x): x not in list</text:span></text:p>
      <text:p text:style-name="P31"><text:span text:style-name="Example">NOTE: in case the value is not present ,ValueError is returned instead of -1 ,because remember in python,even -1 is a index in the list.</text:span></text:p>
      <text:p text:style-name="Standard"/>
      <text:p text:style-name="P23">Different <text:s/>Ways of Deleting values from the List.</text:p>
      <text:list xml:id="list21573594" text:continue-numbering="true" text:style-name="L1">
        <text:list-header>
          <text:p text:style-name="P22"><text:span text:style-name="Example">1.Using del list[index]</text:span></text:p>
          <text:p text:style-name="P22"><text:span text:style-name="Example">2.using list.remove('itemname')</text:span></text:p>
          <text:p text:style-name="P22"><text:span text:style-name="Example">3.using list.pop()</text:span></text:p>
          <text:p text:style-name="P22"><text:span text:style-name="Example">4. using list.pop(index)</text:span></text:p>
          <text:p text:style-name="P22"><text:span text:style-name="Example"/></text:p>
          <text:p text:style-name="P22"/>
        </text:list-header>
      </text:list>
      <text:p text:style-name="P23"/>
      <text:p text:style-name="P25"><text:s/><text:span text:style-name="T12">List in Boolean Context, you can pass list to a function an in case list is empty its considered as false else true.</text:span></text:p>
      <text:p text:style-name="P23"/>
      <text:p text:style-name="Preformatted_20_Text"><text:span text:style-name="User_20_Entry">def is_it_true(anything):</text:span></text:p>
      <text:p text:style-name="Preformatted_20_Text"><text:span text:style-name="Example">... </text:span><text:span text:style-name="User_20_Entry"><text:s text:c="2"/>if anything:</text:span></text:p>
      <text:p text:style-name="Preformatted_20_Text"><text:span text:style-name="Example">... </text:span><text:span text:style-name="User_20_Entry"><text:s text:c="4"/>print("yes, it's true")</text:span></text:p>
      <text:p text:style-name="Preformatted_20_Text"><text:span text:style-name="Example">... </text:span><text:span text:style-name="User_20_Entry"><text:s text:c="2"/>else:</text:span></text:p>
      <text:p text:style-name="Preformatted_20_Text"><text:span text:style-name="Example">... </text:span><text:span text:style-name="User_20_Entry"><text:s text:c="4"/>print("no, it's false")</text:span></text:p>
      <text:p text:style-name="Preformatted_20_Text"><text:span text:style-name="Example">...</text:span></text:p>
      <text:p text:style-name="Preformatted_20_Text"><text:span text:style-name="Example">&gt;&gt;&gt; </text:span><text:span text:style-name="User_20_Entry">is_it_true([])</text:span> <text:s text:c="12"/>①</text:p>
      <text:p text:style-name="Preformatted_20_Text"><text:span text:style-name="Example">no, it's false</text:span></text:p>
      <text:p text:style-name="Preformatted_20_Text"><text:span text:style-name="Example">&gt;&gt;&gt; </text:span><text:span text:style-name="User_20_Entry">is_it_true(['a'])</text:span> <text:s text:c="9"/>②</text:p>
      <text:p text:style-name="Preformatted_20_Text"><text:span text:style-name="Example">yes, it's true</text:span></text:p>
      <text:p text:style-name="Preformatted_20_Text"><text:span text:style-name="Example">&gt;&gt;&gt; </text:span><text:span text:style-name="User_20_Entry">is_it_true([False])</text:span> <text:s text:c="7"/>③</text:p>
      <text:p text:style-name="P31"><text:span text:style-name="Example">yes, it's true</text:span></text:p>
      <text:p text:style-name="Standard"/>
      <text:p text:style-name="P23"/>
      <text:h text:style-name="P35" text:outline-level="2"><text:bookmark text:name="tuples"/>Tuples</text:h>
      <text:p text:style-name="Text_20_body">A <text:span text:style-name="Definition">tuple</text:span> is an immutable list. A tuple can not be changed in any way once it is created. </text:p>
      <text:p text:style-name="P29"><text:span text:style-name="Example">&gt;&gt; </text:span><text:span text:style-name="User_20_Entry">a_tuple = ("a", "b", "mpilgrim", "z", "example")</text:span> <text:s/>①</text:p>
      <text:p text:style-name="Preformatted_20_Text"><text:span text:style-name="Example">&gt;&gt;&gt; </text:span><text:span text:style-name="User_20_Entry">a_tuple</text:span></text:p>
      <text:p text:style-name="Preformatted_20_Text"><text:span text:style-name="Example">('a', 'b', 'mpilgrim', 'z', 'example')</text:span></text:p>
      <text:p text:style-name="Preformatted_20_Text"><text:span text:style-name="Example">&gt;&gt;&gt; </text:span><text:span text:style-name="User_20_Entry">a_tuple[0]</text:span> <text:s text:c="39"/>②</text:p>
      <text:p text:style-name="Preformatted_20_Text"><text:span text:style-name="Example">'a'</text:span></text:p>
      <text:p text:style-name="Preformatted_20_Text"><text:span text:style-name="Example">&gt;&gt;&gt; </text:span><text:span text:style-name="User_20_Entry">a_tuple[-1]</text:span> <text:s text:c="38"/>③</text:p>
      <text:p text:style-name="Preformatted_20_Text"><text:span text:style-name="Example">'example'</text:span></text:p>
      <text:p text:style-name="Preformatted_20_Text"><text:span text:style-name="Example">&gt;&gt;&gt; </text:span><text:span text:style-name="User_20_Entry">a_tuple[1:3]</text:span> <text:s text:c="37"/>④</text:p>
      <text:p text:style-name="P31"><text:span text:style-name="Example">('b', 'mpilgrim')</text:span></text:p>
      <text:p text:style-name="P23"><text:span text:style-name="T17">The major difference between tuples and lists is that tuples can not be changed. In technical terms, tuples are </text:span><text:span text:style-name="Definition"><text:span text:style-name="T17">immutable</text:span></text:span><text:span text:style-name="T17">. </text:span></text:p>
      <text:p text:style-name="P23"><text:span text:style-name="T17"/></text:p>
      <text:p text:style-name="Preformatted_20_Text"># continued from the previous example</text:p>
      <text:p text:style-name="Preformatted_20_Text"><text:span text:style-name="Example">&gt;&gt;&gt; </text:span><text:span text:style-name="User_20_Entry">a_tuple</text:span></text:p>
      <text:p text:style-name="Preformatted_20_Text"><text:soft-page-break/><text:span text:style-name="Example">('a', 'b', 'mpilgrim', 'z', 'example')</text:span></text:p>
      <text:p text:style-name="Preformatted_20_Text"><text:span text:style-name="Example">&gt;&gt;&gt; </text:span><text:span text:style-name="User_20_Entry">a_tuple.append("new")</text:span> <text:s text:c="14"/>①</text:p>
      <text:p text:style-name="Preformatted_20_Text"><text:span text:style-name="Example">Traceback (innermost last):</text:span></text:p>
      <text:p text:style-name="Preformatted_20_Text"><text:span text:style-name="Example"><text:s text:c="2"/>File "&lt;interactive input&gt;", line 1, in ?</text:span></text:p>
      <text:p text:style-name="Preformatted_20_Text"><text:span text:style-name="Example">AttributeError: 'tuple' object has no attribute 'append'</text:span></text:p>
      <text:p text:style-name="Preformatted_20_Text"><text:span text:style-name="Example">&gt;&gt;&gt; </text:span><text:span text:style-name="User_20_Entry">a_tuple.remove("z")</text:span> <text:s text:c="16"/>②</text:p>
      <text:p text:style-name="Preformatted_20_Text"><text:span text:style-name="Example">Traceback (innermost last):</text:span></text:p>
      <text:p text:style-name="Preformatted_20_Text"><text:span text:style-name="Example"><text:s text:c="2"/>File "&lt;interactive input&gt;", line 1, in ?</text:span></text:p>
      <text:p text:style-name="Preformatted_20_Text"><text:span text:style-name="Example">AttributeError: 'tuple' object has no attribute 'remove'</text:span></text:p>
      <text:p text:style-name="Preformatted_20_Text"><text:span text:style-name="Example">&gt;&gt;&gt; </text:span><text:span text:style-name="User_20_Entry">a_tuple.index("example")</text:span> <text:s text:c="11"/>③</text:p>
      <text:p text:style-name="Preformatted_20_Text"><text:span text:style-name="Example">4</text:span></text:p>
      <text:p text:style-name="Preformatted_20_Text"><text:span text:style-name="Example">&gt;&gt;&gt; </text:span><text:span text:style-name="User_20_Entry">"z" in a_tuple</text:span> <text:s text:c="21"/>④</text:p>
      <text:p text:style-name="P31"><text:span text:style-name="Example">True</text:span></text:p>
      <text:p text:style-name="P1">So what are tuples good for?</text:p>
      <text:list xml:id="list4866420344606683472" text:style-name="L3">
        <text:list-item>
          <text:p text:style-name="P10"><text:span text:style-name="T18">Tuples are faster than lists</text:span>. <text:span text:style-name="T19">If you’re defining a constant set of values and all you’re ever going to do with it is iterate through it, use a tuple instead of a list. </text:span></text:p>
        </text:list-item>
        <text:list-item>
          <text:p text:style-name="P10"><text:span text:style-name="T10">It makes your code safer if you “write-protect” data that doesn’t need to be changed. Using a tuple instead of a list is like having an implied </text:span><text:span text:style-name="Source_20_Text"><text:span text:style-name="T10">assert</text:span></text:span><text:span text:style-name="T10"> statement that shows this data is constant, and that special thought (and a specific function) is required to override that. </text:span></text:p>
        </text:list-item>
        <text:list-item>
          <text:p text:style-name="P2">Some tuples can be used as dictionary keys (specifically, tuples that contain <text:span text:style-name="T13">immutable</text:span> values like strings, numbers, and other tuples). Lists can never be used as dictionary keys, because lists are not immutable. </text:p>
        </text:list-item>
      </text:list>
      <text:p text:style-name="Quotations">☞<text:span text:style-name="T22">Tuples can be converted into lists, and vice-versa</text:span><text:span text:style-name="T21">. </text:span>T<text:span text:style-name="T14">he built-in </text:span><text:span text:style-name="Source_20_Text"><text:span text:style-name="T14">tuple()</text:span></text:span><text:span text:style-name="T14"> function takes a list and returns a tuple with the same elements, and the </text:span><text:span text:style-name="Source_20_Text"><text:span text:style-name="T14">list()</text:span></text:span><text:span text:style-name="T14"> function takes a tuple and returns a list. In ef</text:span><text:span text:style-name="T15">fect, </text:span><text:span text:style-name="Source_20_Text"><text:span text:style-name="T15">tuple()</text:span></text:span><text:span text:style-name="T15"> freezes a list, and </text:span><text:span text:style-name="Source_20_Text"><text:span text:style-name="T15">list()</text:span></text:span><text:span text:style-name="T15"> thaws a tuple. </text:span></text:p>
      <text:p text:style-name="Text_20_body">Convert tuple to list:</text:p>
      <text:p text:style-name="Preformatted_20_Text"><text:span text:style-name="Source_20_Text">&gt;&gt;&gt; t = ('my', 'name', 'is', 'mr', 'tuple')</text:span></text:p>
      <text:p text:style-name="Preformatted_20_Text"><text:span text:style-name="Source_20_Text">&gt;&gt;&gt; t</text:span></text:p>
      <text:p text:style-name="Preformatted_20_Text"><text:span text:style-name="Source_20_Text">('my', 'name', 'is', 'mr', 'tuple')</text:span></text:p>
      <text:p text:style-name="Preformatted_20_Text"><text:span text:style-name="Source_20_Text">&gt;&gt;&gt; list(t)</text:span></text:p>
      <text:p text:style-name="P31"><text:span text:style-name="Source_20_Text">['my', 'name', 'is', 'mr', 'tuple']</text:span></text:p>
      <text:p text:style-name="Text_20_body">Convert list to tuple:</text:p>
      <text:p text:style-name="Preformatted_20_Text"><text:span text:style-name="Source_20_Text">&gt;&gt;&gt; l = ['my', 'name', 'is', 'mr', 'list']</text:span></text:p>
      <text:p text:style-name="Preformatted_20_Text"><text:span text:style-name="Source_20_Text">&gt;&gt;&gt; l</text:span></text:p>
      <text:p text:style-name="Preformatted_20_Text"><text:span text:style-name="Source_20_Text">['my', 'name', 'is', 'mr', 'list']</text:span></text:p>
      <text:p text:style-name="Preformatted_20_Text"><text:span text:style-name="Source_20_Text">&gt;&gt;&gt; tuple(l)</text:span></text:p>
      <text:p text:style-name="P31"><text:span text:style-name="Source_20_Text">('my', 'name', 'is', 'mr', 'list')</text:span></text:p>
      <text:h text:style-name="P32" text:outline-level="3"><text:bookmark text:name="tuples-in-a-boolean-context"/>Tuples In A Boolean Context</text:h>
      <text:p text:style-name="Text_20_body">You can use tuples in <text:a xlink:type="simple" xlink:href="http://www.diveintopython3.net/native-datatypes.html#booleans" text:style-name="Internet_20_link" text:visited-style-name="Visited_20_Internet_20_Link">a boolean context</text:a>, such as an <text:span text:style-name="Source_20_Text">if</text:span> statement. </text:p>
      <text:p text:style-name="Preformatted_20_Text"><text:span text:style-name="Example">&gt;&gt;&gt; </text:span><text:span text:style-name="User_20_Entry">def is_it_true(anything):</text:span></text:p>
      <text:p text:style-name="Preformatted_20_Text"><text:span text:style-name="Example">... </text:span><text:span text:style-name="User_20_Entry"><text:s text:c="2"/>if anything:</text:span></text:p>
      <text:p text:style-name="Preformatted_20_Text"><text:span text:style-name="Example">... </text:span><text:span text:style-name="User_20_Entry"><text:s text:c="4"/>print("yes, it's true")</text:span></text:p>
      <text:p text:style-name="Preformatted_20_Text"><text:span text:style-name="Example">... </text:span><text:span text:style-name="User_20_Entry"><text:s text:c="2"/>else:</text:span></text:p>
      <text:p text:style-name="Preformatted_20_Text"><text:span text:style-name="Example">... </text:span><text:span text:style-name="User_20_Entry"><text:s text:c="4"/>print("no, it's false")</text:span></text:p>
      <text:p text:style-name="Preformatted_20_Text"><text:span text:style-name="Example">...</text:span></text:p>
      <text:p text:style-name="Preformatted_20_Text"><text:span text:style-name="Example">&gt;&gt;&gt; </text:span><text:span text:style-name="User_20_Entry">is_it_true(())</text:span> <text:s text:c="12"/>①</text:p>
      <text:p text:style-name="Preformatted_20_Text"><text:soft-page-break/><text:span text:style-name="Example"><text:span text:style-name="T21">no, it's false</text:span></text:span></text:p>
      <text:p text:style-name="Preformatted_20_Text"><text:span text:style-name="Example">&gt;&gt;&gt; </text:span><text:span text:style-name="User_20_Entry">is_it_true(('a', 'b'))</text:span> <text:s text:c="4"/>②</text:p>
      <text:p text:style-name="Preformatted_20_Text"><text:span text:style-name="Example"><text:span text:style-name="T21">yes, it's true</text:span></text:span></text:p>
      <text:p text:style-name="Preformatted_20_Text"><text:span text:style-name="Example">&gt;&gt;&gt;</text:span><text:span text:style-name="Example"><text:span text:style-name="T10"> </text:span></text:span><text:span text:style-name="User_20_Entry"><text:span text:style-name="T10">is_it_true((False,))</text:span></text:span><text:span text:style-name="T10"> <text:s/></text:span><text:s text:c="5"/>③</text:p>
      <text:p text:style-name="Preformatted_20_Text"><text:span text:style-name="Example">yes, it's true</text:span></text:p>
      <text:p text:style-name="Preformatted_20_Text"><text:span text:style-name="Example">&gt;&gt;&gt; </text:span><text:span text:style-name="User_20_Entry">type((False))</text:span> <text:s text:c="13"/>④</text:p>
      <text:p text:style-name="Preformatted_20_Text"><text:span text:style-name="Example">&lt;class 'bool'&gt;</text:span></text:p>
      <text:p text:style-name="Preformatted_20_Text"><text:span text:style-name="Example">&gt;&gt;&gt; </text:span><text:span text:style-name="User_20_Entry">type((False,))</text:span></text:p>
      <text:p text:style-name="P31"><text:span text:style-name="Example">&lt;class 'tuple'&gt;</text:span></text:p>
      <text:list xml:id="list5839857183044159438" text:style-name="L5">
        <text:list-item>
          <text:p text:style-name="P11">In a boolean context, an empty tuple is false. </text:p>
        </text:list-item>
        <text:list-item>
          <text:p text:style-name="P11">Any tuple with at least one item is true. </text:p>
        </text:list-item>
        <text:list-item>
          <text:p text:style-name="P12">Any tuple with at least one item is true. The value of the items is irrelevant. But what’s that comma doing there? </text:p>
        </text:list-item>
        <text:list-item>
          <text:p text:style-name="P5">To create a tuple of one item, you need a comma after the value. Without the comma, Python just assumes you have an extra pair of parentheses, which is harmless, but it doesn’t create a tuple. </text:p>
        </text:list-item>
      </text:list>
      <text:h text:style-name="Heading_20_3" text:outline-level="3"><text:bookmark text:name="multivar"/>Assigning Multiple Values At Once</text:h>
      <text:p text:style-name="Text_20_body">Here’s a cool programming shortcut: in Python, you can use a tuple to assign multiple values at once. </text:p>
      <text:p text:style-name="Preformatted_20_Text"><text:span text:style-name="Example">&gt;&gt;&gt; </text:span><text:span text:style-name="User_20_Entry">v = ('a', 2, True)</text:span></text:p>
      <text:p text:style-name="Preformatted_20_Text"><text:span text:style-name="Example">&gt;&gt;&gt; </text:span><text:span text:style-name="User_20_Entry">(x, y, z) = v</text:span> <text:s text:c="6"/>①</text:p>
      <text:p text:style-name="Preformatted_20_Text"><text:span text:style-name="Example">&gt;&gt;&gt; </text:span><text:span text:style-name="User_20_Entry">x</text:span></text:p>
      <text:p text:style-name="Preformatted_20_Text"><text:span text:style-name="Example">'a'</text:span></text:p>
      <text:p text:style-name="Preformatted_20_Text"><text:span text:style-name="Example">&gt;&gt;&gt; </text:span><text:span text:style-name="User_20_Entry">y</text:span></text:p>
      <text:p text:style-name="Preformatted_20_Text"><text:span text:style-name="Example">2</text:span></text:p>
      <text:p text:style-name="Preformatted_20_Text"><text:span text:style-name="Example">&gt;&gt;&gt; </text:span><text:span text:style-name="User_20_Entry">z</text:span></text:p>
      <text:p text:style-name="P31"><text:span text:style-name="Example">True</text:span></text:p>
      <text:list xml:id="list2700502472244364321" text:style-name="L6">
        <text:list-item>
          <text:p text:style-name="P6"><text:span text:style-name="Variable">v</text:span> is a tuple of three elements, and <text:span text:style-name="Source_20_Text">(x, y, z)</text:span> is a tuple of three variables. Assigning one to the other assigns each of the values of <text:span text:style-name="Variable">v</text:span> to each of the variables, in order. </text:p>
        </text:list-item>
      </text:list>
      <text:p text:style-name="Text_20_body">This has all kinds of uses. Suppose you want to assign names to a range of values. You can use the built-in <text:span text:style-name="Source_20_Text">range()</text:span> function with multi-variable assignment to quickly assign consecutive values. </text:p>
      <text:p text:style-name="Preformatted_20_Text"><text:span text:style-name="Example">&gt;&gt;&gt; </text:span><text:span text:style-name="User_20_Entry"><text:span text:style-name="T23">(MONDAY, TUESDAY, WEDNESDAY, THURSDAY, FRIDAY, SATURDAY, SUNDAY) = range(7)</text:span></text:span> <text:s/>①</text:p>
      <text:p text:style-name="Preformatted_20_Text"><text:span text:style-name="Example">&gt;&gt;&gt; </text:span><text:span text:style-name="User_20_Entry">MONDAY</text:span> <text:s text:c="70"/>②</text:p>
      <text:p text:style-name="Preformatted_20_Text"><text:span text:style-name="Example">0</text:span></text:p>
      <text:p text:style-name="Preformatted_20_Text"><text:span text:style-name="Example">&gt;&gt;&gt; </text:span><text:span text:style-name="User_20_Entry">TUESDAY</text:span></text:p>
      <text:p text:style-name="Preformatted_20_Text"><text:span text:style-name="Example">1</text:span></text:p>
      <text:p text:style-name="Preformatted_20_Text"><text:span text:style-name="Example">&gt;&gt;&gt; </text:span><text:span text:style-name="User_20_Entry">SUNDAY</text:span></text:p>
      <text:p text:style-name="P31"><text:span text:style-name="Example">6</text:span></text:p>
      <text:p text:style-name="P37"><text:span text:style-name="T16">NOTE</text:span>: here days type are typecasted to integers .if you give days in ' ' ,then it will throw erorr.</text:p>
      <text:h text:style-name="P36" text:outline-level="2"><text:bookmark text:name="sets"/><text:span text:style-name="T14">Sets</text:span></text:h>
      <text:p text:style-name="Text_20_body">A <text:span text:style-name="Definition">set</text:span> is an unordered “bag” of unique values. A single set can contain values of any immutable datatype. Once you have two sets, you can do standard set operations like union, intersection, and set difference. </text:p>
      <text:p text:style-name="Text_20_body"><text:span text:style-name="T14">First things first. Creating a set is easy. </text:span></text:p>
      <text:p text:style-name="Preformatted_20_Text"><text:soft-page-break/><text:span text:style-name="Example">&gt;&gt;&gt; </text:span><text:span text:style-name="User_20_Entry">a_set = {1}</text:span> <text:s text:c="4"/>①</text:p>
      <text:p text:style-name="Preformatted_20_Text"><text:span text:style-name="Example">&gt;&gt;&gt; </text:span><text:span text:style-name="User_20_Entry">a_set</text:span></text:p>
      <text:p text:style-name="Preformatted_20_Text"><text:span text:style-name="Example">{1}</text:span></text:p>
      <text:p text:style-name="Preformatted_20_Text"><text:span text:style-name="Example">&gt;&gt;&gt; </text:span><text:span text:style-name="User_20_Entry">type(a_set)</text:span> <text:s text:c="4"/>②</text:p>
      <text:p text:style-name="Preformatted_20_Text"><text:span text:style-name="Example">&lt;</text:span><text:span text:style-name="Example"><text:span text:style-name="T17">class 'set'&gt;</text:span></text:span></text:p>
      <text:p text:style-name="Preformatted_20_Text"><text:span text:style-name="Example">&gt;&gt;&gt; </text:span><text:span text:style-name="User_20_Entry">a_set = {1, 2}</text:span> <text:s/>③</text:p>
      <text:p text:style-name="Preformatted_20_Text"><text:span text:style-name="Example">&gt;&gt;&gt; </text:span><text:span text:style-name="User_20_Entry">a_set</text:span></text:p>
      <text:p text:style-name="P31"><text:span text:style-name="Example">{1, 2}</text:span></text:p>
      <text:p text:style-name="P37"><text:span text:style-name="T14">Sets are actually implemented as </text:span><text:a xlink:type="simple" xlink:href="http://www.diveintopython3.net/iterators.html#defining-classes" text:style-name="Internet_20_link" text:visited-style-name="Visited_20_Internet_20_Link"><text:span text:style-name="T14">classes</text:span></text:a><text:span text:style-name="T14">, but don’t worry about that for now. </text:span></text:p>
      <text:p text:style-name="Text_20_body"><text:span text:style-name="T17">You can also create a set out of a </text:span><text:a xlink:type="simple" xlink:href="http://www.diveintopython3.net/native-datatypes.html#lists" text:style-name="Internet_20_link" text:visited-style-name="Visited_20_Internet_20_Link">list</text:a><text:span text:style-name="T17">. </text:span></text:p>
      <text:p text:style-name="Preformatted_20_Text"><text:span text:style-name="Example">&gt;&gt;&gt; </text:span><text:span text:style-name="User_20_Entry">a_list = ['a', 'b', 'mpilgrim', True, False, 42]</text:span></text:p>
      <text:p text:style-name="Preformatted_20_Text"><text:span text:style-name="Example">&gt;&gt;&gt; </text:span><text:span text:style-name="User_20_Entry">a_set = </text:span><text:span text:style-name="User_20_Entry"><text:span text:style-name="T19">set</text:span></text:span><text:span text:style-name="User_20_Entry">(a_list)</text:span> <text:s text:c="26"/>①</text:p>
      <text:p text:style-name="Preformatted_20_Text"><text:span text:style-name="Example">&gt;&gt;&gt; </text:span><text:span text:style-name="User_20_Entry">a_set</text:span> <text:s text:c="40"/>②</text:p>
      <text:p text:style-name="Preformatted_20_Text"><text:span text:style-name="Example"><text:span text:style-name="T19">{</text:span></text:span><text:span text:style-name="Example">'a', False, 'b', True, 'mpilgrim', 42</text:span><text:span text:style-name="Example"><text:span text:style-name="T19">}</text:span></text:span></text:p>
      <text:p text:style-name="Preformatted_20_Text"><text:span text:style-name="Example">&gt;&gt;&gt; </text:span><text:span text:style-name="User_20_Entry">a_list</text:span> <text:s text:c="39"/>③</text:p>
      <text:p text:style-name="P31"><text:span text:style-name="Example">['a', 'b', 'mpilgrim', True, False, 42]</text:span></text:p>
      <text:p text:style-name="Standard">As I mentioned earlier, a single set can contain values of any datatype. <text:span text:style-name="T19">And, as I mentioned earlier, sets are </text:span><text:span text:style-name="Emphasis"><text:span text:style-name="T19">unordere</text:span></text:span><text:span text:style-name="Emphasis">d</text:span>. This set does not remember the original order of the list that was used to create it. If you were to add items to this set, it would not remember the order in which you added them. </text:p>
      <text:p text:style-name="P23"/>
      <text:p text:style-name="P1"><text:bookmark text:name="emptyset"/>Don’t have any values yet? Not a problem. You can create an empty set. </text:p>
      <text:p text:style-name="Preformatted_20_Text"><text:span text:style-name="Example">&gt;&gt;&gt; </text:span><text:span text:style-name="User_20_Entry">a_set = set()</text:span> <text:s text:c="3"/>①</text:p>
      <text:p text:style-name="Preformatted_20_Text"><text:span text:style-name="Example">&gt;&gt;&gt; </text:span><text:span text:style-name="User_20_Entry">a_set</text:span> <text:s text:c="11"/>②</text:p>
      <text:p text:style-name="Preformatted_20_Text"><text:span text:style-name="Example">set()</text:span></text:p>
      <text:p text:style-name="Preformatted_20_Text"><text:span text:style-name="Example">&gt;&gt;&gt; </text:span><text:span text:style-name="User_20_Entry">type(a_set)</text:span> <text:s text:c="5"/>③</text:p>
      <text:p text:style-name="Preformatted_20_Text"><text:span text:style-name="Example">&lt;class 'set'&gt;</text:span></text:p>
      <text:p text:style-name="Preformatted_20_Text"><text:span text:style-name="Example">&gt;&gt;&gt; </text:span><text:span text:style-name="User_20_Entry">len(a_set)</text:span> <text:s text:c="6"/>④</text:p>
      <text:p text:style-name="Preformatted_20_Text"><text:span text:style-name="Example">0</text:span></text:p>
      <text:p text:style-name="Preformatted_20_Text"><text:span text:style-name="Example">&gt;&gt;&gt; </text:span><text:span text:style-name="User_20_Entry"><text:span text:style-name="T10">not_sure = {}</text:span></text:span><text:span text:style-name="T10"> <text:s text:c="3"/>⑤</text:span></text:p>
      <text:p text:style-name="Preformatted_20_Text"><text:span text:style-name="Example">&gt;&gt;&gt; </text:span><text:span text:style-name="User_20_Entry">type(not_sure)</text:span></text:p>
      <text:p text:style-name="P31"><text:span text:style-name="Example">&lt;class 'dict'&gt;</text:span></text:p>
      <text:list xml:id="list1010885780384939472" text:style-name="L7">
        <text:list-item>
          <text:p text:style-name="P13">To create an empty set, call <text:span text:style-name="Source_20_Text">set()</text:span> with no arguments. </text:p>
        </text:list-item>
        <text:list-item>
          <text:p text:style-name="P13">The printed representation of an empty set looks a bit strange. Were you expecting <text:span text:style-name="Source_20_Text">{}</text:span>, perhaps? That would denote an empty dictionary, not an empty set. You’ll learn about dictionaries later in this chapter. </text:p>
        </text:list-item>
        <text:list-item>
          <text:p text:style-name="P13">Despite the strange printed representation, this <text:span text:style-name="Emphasis">is</text:span> a set… </text:p>
        </text:list-item>
        <text:list-item>
          <text:p text:style-name="P13">…and this set has no members. </text:p>
        </text:list-item>
        <text:list-item>
          <text:p text:style-name="P3">Due to historical quirks carried over from Python 2, you can not create an empty set with two curly brackets. This actually creates an empty dictionary, not an empty set</text:p>
        </text:list-item>
      </text:list>
      <text:p text:style-name="P23">NOTE: by default dictionary are {} </text:p>
      <text:p text:style-name="P26">Modifying a SET</text:p>
      <text:p text:style-name="P26"><text:s text:c="5"/>Adding items to the set</text:p>
      <text:list xml:id="list5135966075360962269" text:style-name="L8">
        <text:list-item>
          <text:p text:style-name="P24"><text:span text:style-name="T11">adding items to set ,set.add((item)</text:span></text:p>
        </text:list-item>
        <text:list-item>
          <text:p text:style-name="P24"><text:span text:style-name="T11">len(set) returns the length of the set</text:span></text:p>
        </text:list-item>
        <text:list-item>
          <text:p text:style-name="P24"><text:span text:style-name="T11">set doesn't allow duplicate values,so if you add the same element it will have the same values.</text:span></text:p>
        </text:list-item>
        <text:list-item>
          <text:p text:style-name="P24"><text:span text:style-name="T11">Set.update(anotherSet),ex set.update({3,4,5}),updae is like adding each mentioned in the inner set,but at one go.</text:span></text:p>
        </text:list-item>
      </text:list>
      <text:p text:style-name="P26"><text:soft-page-break/><text:s text:c="5"/>Removing items from the set:</text:p>
      <text:p text:style-name="Standard"><text:span text:style-name="T11"><text:s text:c="2"/></text:span><text:span text:style-name="Example"><text:span text:style-name="T11">&gt;&gt;&gt; </text:span></text:span><text:span text:style-name="User_20_Entry"><text:span text:style-name="T11">a_set = {1, 3, 6, 10, 15, 21, 28, 36, 45}</text:span></text:span></text:p>
      <text:p text:style-name="Preformatted_20_Text"><text:span text:style-name="Example">&gt;&gt;&gt; </text:span><text:span text:style-name="User_20_Entry">a_set</text:span></text:p>
      <text:p text:style-name="Preformatted_20_Text"><text:span text:style-name="Example">{1, 3, 36, 6, 10, 45, 15, 21, 28}</text:span></text:p>
      <text:p text:style-name="Preformatted_20_Text"><text:span text:style-name="Example">&gt;&gt;&gt; </text:span><text:span text:style-name="User_20_Entry">a_set.discard(10)</text:span> <text:s text:c="23"/>①</text:p>
      <text:p text:style-name="Preformatted_20_Text"><text:span text:style-name="Example">&gt;&gt;&gt; </text:span><text:span text:style-name="User_20_Entry">a_set</text:span></text:p>
      <text:p text:style-name="Preformatted_20_Text"><text:span text:style-name="Example">{1, 3, 36, 6, 45, 15, 21, 28}</text:span></text:p>
      <text:p text:style-name="Preformatted_20_Text"><text:span text:style-name="Example">&gt;&gt;&gt; </text:span><text:span text:style-name="User_20_Entry">a_set.discard(10)</text:span> <text:s text:c="23"/>②</text:p>
      <text:p text:style-name="Preformatted_20_Text"><text:span text:style-name="Example">&gt;&gt;&gt; </text:span><text:span text:style-name="User_20_Entry">a_set</text:span></text:p>
      <text:p text:style-name="Preformatted_20_Text"><text:span text:style-name="Example">{1, 3, 36, 6, 45, 15, 21, 28}</text:span></text:p>
      <text:p text:style-name="Preformatted_20_Text"><text:span text:style-name="Example">&gt;&gt;&gt; </text:span><text:span text:style-name="User_20_Entry">a_set.remove(21)</text:span> <text:s text:c="24"/>③</text:p>
      <text:p text:style-name="Preformatted_20_Text"><text:span text:style-name="Example">&gt;&gt;&gt; </text:span><text:span text:style-name="User_20_Entry">a_set</text:span></text:p>
      <text:p text:style-name="Preformatted_20_Text"><text:span text:style-name="Example">{1, 3, 36, 6, 45, 15, 28}</text:span></text:p>
      <text:p text:style-name="Preformatted_20_Text"><text:span text:style-name="Example">&gt;&gt;&gt; </text:span><text:span text:style-name="User_20_Entry">a_set.remove(21)</text:span> <text:s text:c="24"/>④</text:p>
      <text:p text:style-name="Preformatted_20_Text"><text:span text:style-name="Example">Traceback (most recent call last):</text:span></text:p>
      <text:p text:style-name="Preformatted_20_Text"><text:span text:style-name="Example"><text:s text:c="2"/>File "&lt;stdin&gt;", line 1, in &lt;module&gt;</text:span></text:p>
      <text:p text:style-name="P31"><text:span text:style-name="Example">KeyError: 21</text:span></text:p>
      <text:p text:style-name="P23"><text:span text:style-name="T11">If you call the </text:span><text:span text:style-name="Source_20_Text"><text:span text:style-name="T11">discard()</text:span></text:span><text:span text:style-name="T11"> method with a value that doesn’t exist in the set, it does nothing. No error; it’s just a no-op. </text:span></text:p>
      <text:p text:style-name="P23"><text:span text:style-name="T11">Here’s the difference: if the value doesn’t exist in the set, the </text:span><text:span text:style-name="Source_20_Text"><text:span text:style-name="T11">remove()</text:span></text:span><text:span text:style-name="T11"> method raises a </text:span><text:span text:style-name="Source_20_Text"><text:span text:style-name="T11">KeyError</text:span></text:span><text:span text:style-name="T11"> exception. </text:span></text:p>
      <text:p text:style-name="P26">Common Pop operations</text:p>
      <text:p text:style-name="P26"/>
      <text:p text:style-name="P29"><text:span text:style-name="Example"><text:span text:style-name="T11">&gt;&gt;&gt; </text:span></text:span><text:span text:style-name="User_20_Entry"><text:span text:style-name="T11">a_set = {1, 3, 6, 10, 15, 21, 28, 36, 45}</text:span></text:span></text:p>
      <text:p text:style-name="Preformatted_20_Text"><text:span text:style-name="Example">&gt;&gt;&gt; </text:span><text:span text:style-name="User_20_Entry">a_set.pop()</text:span> <text:s text:c="31"/>①</text:p>
      <text:p text:style-name="Preformatted_20_Text"><text:span text:style-name="Example">1</text:span></text:p>
      <text:p text:style-name="Preformatted_20_Text"><text:span text:style-name="Example">&gt;&gt;&gt; </text:span><text:span text:style-name="User_20_Entry">a_set.pop()</text:span></text:p>
      <text:p text:style-name="Preformatted_20_Text"><text:span text:style-name="Example">3</text:span></text:p>
      <text:p text:style-name="Preformatted_20_Text"><text:span text:style-name="Example">&gt;&gt;&gt; </text:span><text:span text:style-name="User_20_Entry">a_set.pop()</text:span></text:p>
      <text:p text:style-name="Preformatted_20_Text"><text:span text:style-name="Example">36</text:span></text:p>
      <text:p text:style-name="Preformatted_20_Text"><text:span text:style-name="Example">&gt;&gt;&gt; </text:span><text:span text:style-name="User_20_Entry">a_set</text:span></text:p>
      <text:p text:style-name="Preformatted_20_Text"><text:span text:style-name="Example">{6, 10, 45, 15, 21, 28}</text:span></text:p>
      <text:p text:style-name="Preformatted_20_Text"><text:span text:style-name="Example">&gt;&gt;&gt; </text:span><text:span text:style-name="User_20_Entry">a_set.clear()</text:span> <text:s text:c="29"/>②</text:p>
      <text:p text:style-name="Preformatted_20_Text"><text:span text:style-name="Example">&gt;&gt;&gt; </text:span><text:span text:style-name="User_20_Entry">a_set</text:span></text:p>
      <text:p text:style-name="Preformatted_20_Text"><text:span text:style-name="Example">set()</text:span></text:p>
      <text:p text:style-name="P31"><text:span text:style-name="Example">&gt;&gt;&gt; </text:span><text:span text:style-name="User_20_Entry">a_set.pop()</text:span> <text:s text:c="14"/></text:p>
      <text:p text:style-name="P29"><text:span text:style-name="T11">Traceback (most recent call last):</text:span></text:p>
      <text:p text:style-name="Preformatted_20_Text"><text:s text:c="2"/>File "&lt;stdin&gt;", line 1, in &lt;module&gt;</text:p>
      <text:p text:style-name="P31">KeyError: 'pop from an empty set'</text:p>
      <text:p text:style-name="P31">NOTE:</text:p>
      <text:p text:style-name="P31">Clear value removes all the elements from the set.</text:p>
      <text:p text:style-name="P31"><text:span text:style-name="T11">Attempting to pop a value from an empty set will raise a </text:span><text:span text:style-name="Source_20_Text"><text:span text:style-name="T11">KeyError</text:span></text:span><text:span text:style-name="T11"> exception. </text:span></text:p>
      <text:h text:style-name="P34" text:outline-level="3"><text:bookmark text:name="common-set-operations"/>Common Set Operations</text:h>
      <text:p text:style-name="Text_20_body">Python’s <text:span text:style-name="Source_20_Text">set</text:span> type supports several common set operations. </text:p>
      <text:p text:style-name="Preformatted_20_Text"><text:span text:style-name="Example">&gt;&gt;&gt; </text:span><text:span text:style-name="User_20_Entry">a_set = {2, 4, 5, 9, 12, 21, 30, 51, 76, 127, 195}</text:span></text:p>
      <text:p text:style-name="Preformatted_20_Text"><text:span text:style-name="Example">&gt;&gt;&gt; </text:span><text:span text:style-name="User_20_Entry">30 in a_set</text:span> <text:s text:c="52"/>①</text:p>
      <text:p text:style-name="Preformatted_20_Text"><text:span text:style-name="Example">True</text:span></text:p>
      <text:p text:style-name="Preformatted_20_Text"><text:soft-page-break/><text:span text:style-name="Example">&gt;&gt;&gt; </text:span><text:span text:style-name="User_20_Entry">31 in a_set</text:span></text:p>
      <text:p text:style-name="Preformatted_20_Text"><text:span text:style-name="Example">False</text:span></text:p>
      <text:p text:style-name="Preformatted_20_Text"><text:span text:style-name="Example">&gt;&gt;&gt; </text:span><text:span text:style-name="User_20_Entry">b_set = {1, 2, 3, 5, 6, 8, 9, 12, 15, 17, 18, 21}</text:span></text:p>
      <text:p text:style-name="Preformatted_20_Text"><text:span text:style-name="Example">&gt;&gt;&gt; </text:span><text:span text:style-name="User_20_Entry">a_set.</text:span><text:span text:style-name="User_20_Entry"><text:span text:style-name="T19">union</text:span></text:span><text:span text:style-name="User_20_Entry">(b_set)</text:span> <text:s text:c="45"/>②</text:p>
      <text:p text:style-name="Preformatted_20_Text"><text:span text:style-name="Example">{1, 2, 195, 4, 5, 6, 8, 12, 76, 15, 17, 18, 3, 21, 30, 51, 9, 127}</text:span></text:p>
      <text:p text:style-name="Preformatted_20_Text"><text:span text:style-name="Example">&gt;&gt;&gt; </text:span><text:span text:style-name="User_20_Entry">a_set.</text:span><text:span text:style-name="User_20_Entry"><text:span text:style-name="T19">intersection</text:span></text:span><text:span text:style-name="User_20_Entry">(b_set)</text:span> <text:s text:c="38"/>③</text:p>
      <text:p text:style-name="Preformatted_20_Text"><text:span text:style-name="Example">{9, 2, 12, 5, 21}</text:span></text:p>
      <text:p text:style-name="Preformatted_20_Text"><text:span text:style-name="Example">&gt;&gt;&gt; </text:span><text:span text:style-name="User_20_Entry">a_set.</text:span><text:span text:style-name="User_20_Entry"><text:span text:style-name="T19">difference</text:span></text:span><text:span text:style-name="User_20_Entry">(b_set)</text:span> <text:s text:c="40"/>④</text:p>
      <text:p text:style-name="Preformatted_20_Text"><text:span text:style-name="Example">{195, 4, 76, 51, 30, 127}</text:span></text:p>
      <text:p text:style-name="Preformatted_20_Text"><text:span text:style-name="Example">&gt;&gt;&gt; </text:span><text:span text:style-name="User_20_Entry">a_set.symmetric_difference(b_set)</text:span> <text:s text:c="30"/>⑤</text:p>
      <text:p text:style-name="P31"><text:span text:style-name="Example">{1, 3, 4, 6, 8, 76, 15, 17, 18, 195, 127, 30, 51}</text:span></text:p>
      <text:list xml:id="list2579499365267899470" text:style-name="L9">
        <text:list-item>
          <text:p text:style-name="P14">To test whether a value is a member of a set, use the <text:span text:style-name="Source_20_Text">in</text:span> operator. This works the same as lists. </text:p>
        </text:list-item>
        <text:list-item>
          <text:p text:style-name="P14">The <text:span text:style-name="Source_20_Text">union()</text:span> method returns a new set containing all the elements that are in <text:span text:style-name="Emphasis">either</text:span> set. </text:p>
        </text:list-item>
        <text:list-item>
          <text:p text:style-name="P14">The <text:span text:style-name="Source_20_Text">intersection()</text:span> method returns a new set containing all the elements that are in <text:span text:style-name="Emphasis">both</text:span> sets. </text:p>
        </text:list-item>
        <text:list-item>
          <text:p text:style-name="P14">The <text:span text:style-name="Source_20_Text">difference()</text:span> method returns a new set containing all the elements that are in <text:span text:style-name="Variable">a_set</text:span> but not <text:span text:style-name="Variable">b_set</text:span>. </text:p>
        </text:list-item>
        <text:list-item>
          <text:p text:style-name="P7">The <text:span text:style-name="Source_20_Text">symmetric_difference()</text:span> <text:span text:style-name="T19">method returns a new set containing all the elements that are in </text:span><text:span text:style-name="Emphasis"><text:span text:style-name="T19">exactly one</text:span></text:span><text:span text:style-name="T19"> of the sets. </text:span></text:p>
        </text:list-item>
      </text:list>
      <text:p text:style-name="P20"><text:span text:style-name="T16">Three of these methods are symmetric.</text:span><text:span text:style-name="T11"> </text:span></text:p>
      <text:p text:style-name="Preformatted_20_Text"># continued from the previous example</text:p>
      <text:p text:style-name="Preformatted_20_Text"><text:span text:style-name="Example">&gt;&gt;&gt; </text:span><text:span text:style-name="User_20_Entry">b_set.symmetric_difference(a_set)</text:span> <text:s text:c="38"/>①</text:p>
      <text:p text:style-name="Preformatted_20_Text"><text:span text:style-name="Example">{3, 1, 195, 4, 6, 8, 76, 15, 17, 18, 51, 30, 127}</text:span></text:p>
      <text:p text:style-name="Preformatted_20_Text"><text:span text:style-name="Example">&gt;&gt;&gt; </text:span><text:span text:style-name="User_20_Entry">b_set.</text:span><text:span text:style-name="User_20_Entry"><text:span text:style-name="T19">symmetric</text:span></text:span><text:span text:style-name="User_20_Entry">_difference(a_set) == a_set.symmetric_difference(b_set)</text:span> <text:s/>②</text:p>
      <text:p text:style-name="Preformatted_20_Text"><text:span text:style-name="Example">True</text:span></text:p>
      <text:p text:style-name="Preformatted_20_Text"><text:span text:style-name="Example">&gt;&gt;&gt; </text:span><text:span text:style-name="User_20_Entry">b_set.</text:span><text:span text:style-name="User_20_Entry"><text:span text:style-name="T19">union</text:span></text:span><text:span text:style-name="User_20_Entry">(a_set) == a_set.union(b_set)</text:span> <text:s text:c="31"/>③</text:p>
      <text:p text:style-name="Preformatted_20_Text"><text:span text:style-name="Example">True</text:span></text:p>
      <text:p text:style-name="Preformatted_20_Text"><text:span text:style-name="Example">&gt;&gt;&gt; </text:span><text:span text:style-name="User_20_Entry">b_set.</text:span><text:span text:style-name="User_20_Entry"><text:span text:style-name="T19">intersection</text:span></text:span><text:span text:style-name="User_20_Entry">(a_set) == a_set.intersection(b_set)</text:span> <text:s text:c="17"/>④</text:p>
      <text:p text:style-name="Preformatted_20_Text"><text:span text:style-name="Example">True</text:span></text:p>
      <text:p text:style-name="Preformatted_20_Text"><text:span text:style-name="Example"/></text:p>
      <text:p text:style-name="Text_20_body"><text:span text:style-name="Example"><text:span text:style-name="T10">Finally, there are a few questions you can ask of sets.</text:span></text:span><text:span text:style-name="Example"> </text:span></text:p>
      <text:p text:style-name="Preformatted_20_Text"><text:span text:style-name="Example">&gt;&gt;&gt; </text:span><text:span text:style-name="User_20_Entry">a_set = {1, 2, 3}</text:span></text:p>
      <text:p text:style-name="Preformatted_20_Text"><text:span text:style-name="Example">&gt;&gt;&gt; </text:span><text:span text:style-name="User_20_Entry">b_set = {1, 2, 3, 4}</text:span></text:p>
      <text:p text:style-name="Preformatted_20_Text"><text:span text:style-name="Example">&gt;&gt;&gt; </text:span><text:span text:style-name="User_20_Entry">a_set.issubset(b_set)</text:span> <text:s text:c="3"/>①</text:p>
      <text:p text:style-name="Preformatted_20_Text"><text:span text:style-name="Example">True</text:span></text:p>
      <text:p text:style-name="Preformatted_20_Text"><text:span text:style-name="Example">&gt;&gt;&gt; </text:span><text:span text:style-name="User_20_Entry">b_set.</text:span><text:span text:style-name="User_20_Entry"><text:span text:style-name="T19">issuperset</text:span></text:span><text:span text:style-name="User_20_Entry">(a_set)</text:span> <text:s/>②</text:p>
      <text:p text:style-name="Preformatted_20_Text"><text:span text:style-name="Example">True</text:span></text:p>
      <text:p text:style-name="Preformatted_20_Text"><text:span text:style-name="Example">&gt;&gt;&gt; </text:span><text:span text:style-name="User_20_Entry">a_set.add(5)</text:span> <text:s text:c="12"/>③</text:p>
      <text:p text:style-name="Preformatted_20_Text"><text:span text:style-name="Example">&gt;&gt;&gt; </text:span><text:span text:style-name="User_20_Entry">a_set.</text:span><text:span text:style-name="User_20_Entry"><text:span text:style-name="T19">issubset</text:span></text:span><text:span text:style-name="User_20_Entry">(b_set)</text:span></text:p>
      <text:p text:style-name="Preformatted_20_Text"><text:span text:style-name="Example">False</text:span></text:p>
      <text:p text:style-name="Preformatted_20_Text"><text:span text:style-name="Example">&gt;&gt;&gt; </text:span><text:span text:style-name="User_20_Entry">b_set.issuperset(a_set)</text:span></text:p>
      <text:p text:style-name="P31"><text:span text:style-name="Example">False</text:span></text:p>
      <text:h text:style-name="Heading_20_3" text:outline-level="3"><text:bookmark text:name="sets-in-a-boolean-context"/><text:span text:style-name="Example">Sets In A Boolean Context</text:span></text:h>
      <text:p text:style-name="Text_20_body">You can use sets in <text:a xlink:type="simple" xlink:href="http://www.diveintopython3.net/native-datatypes.html#booleans" text:style-name="Internet_20_link" text:visited-style-name="Visited_20_Internet_20_Link">a boolean context</text:a>, such as an <text:span text:style-name="Source_20_Text">if</text:span> statement. </text:p>
      <text:p text:style-name="Preformatted_20_Text"><text:span text:style-name="Example">&gt;&gt;&gt; </text:span><text:span text:style-name="User_20_Entry">def is_it_true(anything):</text:span></text:p>
      <text:p text:style-name="Preformatted_20_Text"><text:span text:style-name="Example">... </text:span><text:span text:style-name="User_20_Entry"><text:s text:c="2"/>if anything:</text:span></text:p>
      <text:p text:style-name="Preformatted_20_Text"><text:span text:style-name="Example">... </text:span><text:span text:style-name="User_20_Entry"><text:s text:c="4"/>print("yes, it's true")</text:span></text:p>
      <text:p text:style-name="Preformatted_20_Text"><text:span text:style-name="Example">... </text:span><text:span text:style-name="User_20_Entry"><text:s text:c="2"/>else:</text:span></text:p>
      <text:p text:style-name="Preformatted_20_Text"><text:span text:style-name="Example">... </text:span><text:span text:style-name="User_20_Entry"><text:s text:c="4"/>print("no, it's false")</text:span></text:p>
      <text:p text:style-name="Preformatted_20_Text"><text:soft-page-break/><text:span text:style-name="Example">...</text:span></text:p>
      <text:p text:style-name="Preformatted_20_Text"><text:span text:style-name="Example">&gt;&gt;&gt; </text:span><text:span text:style-name="User_20_Entry">is_it_true(set())</text:span> <text:s text:c="9"/>①</text:p>
      <text:p text:style-name="Preformatted_20_Text"><text:span text:style-name="Example">no, it's false</text:span></text:p>
      <text:p text:style-name="Preformatted_20_Text"><text:span text:style-name="Example">&gt;&gt;&gt; </text:span><text:span text:style-name="User_20_Entry">is_it_true({'a'})</text:span> <text:s text:c="9"/>②</text:p>
      <text:p text:style-name="Preformatted_20_Text"><text:span text:style-name="Example">yes, it's true</text:span></text:p>
      <text:p text:style-name="Preformatted_20_Text"><text:span text:style-name="Example">&gt;&gt;&gt; </text:span><text:span text:style-name="User_20_Entry">is_it_true({False})</text:span> <text:s text:c="7"/>③</text:p>
      <text:p text:style-name="P31"><text:span text:style-name="Example">yes, it's true</text:span></text:p>
      <text:h text:style-name="Heading_20_2" text:outline-level="2"><text:bookmark text:name="dictionaries"/><text:span text:style-name="Example">Dictionaries</text:span></text:h>
      <text:p text:style-name="Text_20_body">A <text:span text:style-name="Definition">dictionary</text:span> is an unordered set of key-value pairs. When you add a key to a dictionary, you must also add a value for that key. (You can always change the value later.) Python dictionaries are optimized for retrieving the value when you know the key, but not the other way around. </text:p>
      <text:h text:style-name="Heading_20_3" text:outline-level="3"><text:bookmark text:name="creating-dictionaries"/><text:span text:style-name="Example">Creating A Dictionary</text:span></text:h>
      <text:p text:style-name="Text_20_body">Creating a dictionary is easy. The syntax is similar to <text:a xlink:type="simple" xlink:href="http://www.diveintopython3.net/native-datatypes.html#sets" text:style-name="Internet_20_link" text:visited-style-name="Visited_20_Internet_20_Link">sets</text:a>, but instead of values, you have key-value pairs. Once you have a dictionary, you can look up values by their key. </text:p>
      <text:p text:style-name="Preformatted_20_Text"><text:span text:style-name="Example">&gt;&gt;&gt; </text:span><text:span text:style-name="User_20_Entry">a_</text:span><text:span text:style-name="User_20_Entry"><text:span text:style-name="T19">dict</text:span></text:span><text:span text:style-name="User_20_Entry"> = {'server': 'db.diveintopython3.org', 'database': 'mysql'}</text:span> <text:s/>①</text:p>
      <text:p text:style-name="Preformatted_20_Text"><text:span text:style-name="Example">&gt;&gt;&gt; </text:span><text:span text:style-name="User_20_Entry">a_dict</text:span></text:p>
      <text:p text:style-name="Preformatted_20_Text"><text:span text:style-name="Example">{'server': 'db.diveintopython3.org', 'database': 'mysql'}</text:span></text:p>
      <text:p text:style-name="Preformatted_20_Text"><text:span text:style-name="Example">&gt;&gt;&gt; </text:span><text:span text:style-name="User_20_Entry"><text:span text:style-name="T10">a_dict['server']</text:span></text:span><text:span text:style-name="T10"> <text:s/></text:span><text:s text:c="50"/>②</text:p>
      <text:p text:style-name="Preformatted_20_Text">'db.diveintopython3.org'</text:p>
      <text:p text:style-name="Preformatted_20_Text"><text:span text:style-name="Example">&gt;&gt;&gt; </text:span><text:span text:style-name="User_20_Entry">a_dict['database']</text:span> <text:s text:c="49"/>③</text:p>
      <text:p text:style-name="Preformatted_20_Text">'mysql'</text:p>
      <text:p text:style-name="Preformatted_20_Text"><text:span text:style-name="Example">&gt;&gt;&gt; </text:span><text:span text:style-name="User_20_Entry"><text:span text:style-name="T19">a_dict['db.diveintopython3.org']</text:span></text:span><text:span text:style-name="T19"> </text:span><text:s text:c="35"/>④</text:p>
      <text:p text:style-name="Preformatted_20_Text"><text:span text:style-name="Example">Traceback (most recent call last):</text:span></text:p>
      <text:p text:style-name="Preformatted_20_Text"><text:span text:style-name="Example"><text:s text:c="2"/>File "&lt;stdin&gt;", line 1, in &lt;module&gt;</text:span></text:p>
      <text:p text:style-name="P31"><text:span text:style-name="Example">KeyError: 'db.diveintopython3.org'</text:span></text:p>
      <text:list xml:id="list5240486559547233594" text:style-name="L10">
        <text:list-item>
          <text:p text:style-name="P15">First, you create a new dictionary with two items and assign it to the variable <text:span text:style-name="Variable">a_dict</text:span>. Each item is a key-value pair, and the whole set of items is enclosed in curly braces. </text:p>
        </text:list-item>
        <text:list-item>
          <text:p text:style-name="P15"><text:span text:style-name="Source_20_Text">'server'</text:span> is a key, and its associated value, referenced by <text:span text:style-name="Source_20_Text">a_dict['server']</text:span>, is <text:span text:style-name="Source_20_Text">'db.diveintopython3.org'</text:span>. </text:p>
        </text:list-item>
        <text:list-item>
          <text:p text:style-name="P15"><text:span text:style-name="Source_20_Text">'database'</text:span> is a key, and its associated value, referenced by <text:span text:style-name="Source_20_Text">a_dict['database']</text:span>, is <text:span text:style-name="Source_20_Text">'mysql'</text:span>. </text:p>
        </text:list-item>
        <text:list-item>
          <text:p text:style-name="P8">You can get values by key, but<text:span text:style-name="T19"> you can’t get keys by value. So </text:span><text:span text:style-name="Source_20_Text"><text:span text:style-name="T19">a_dict['server']</text:span></text:span><text:span text:style-name="T19"> is </text:span><text:span text:style-name="Source_20_Text"><text:span text:style-name="T19">'db.diveintopython3.org'</text:span></text:span><text:span text:style-name="T19">, but </text:span><text:span text:style-name="Source_20_Text"><text:span text:style-name="T19">a_dict['db.diveintopython3.org']</text:span></text:span><text:span text:style-name="T19"> raises an exception, because </text:span><text:span text:style-name="Source_20_Text"><text:span text:style-name="T19">'db.diveintopython3.org'</text:span></text:span><text:span text:style-name="T19"> is not a key. </text:span></text:p>
        </text:list-item>
      </text:list>
      <text:p text:style-name="Preformatted_20_Text"><text:span text:style-name="Example"/></text:p>
      <text:h text:style-name="P33" text:outline-level="3"><text:bookmark text:name="modifying-dictionaries"/>Modifying A Dictionary</text:h>
      <text:p text:style-name="Text_20_body">Dictionaries do not have any predefined size limit. You can add new key-value pairs to a dictionary at any time, or you can modify the value of an existing key. Continuing from the previous example: </text:p>
      <text:p text:style-name="Preformatted_20_Text"><text:span text:style-name="Example">&gt;&gt;&gt; </text:span><text:span text:style-name="User_20_Entry">a_dict</text:span></text:p>
      <text:p text:style-name="Preformatted_20_Text"><text:span text:style-name="Example">{'server': 'db.diveintopython3.org', 'database': 'mysql'}</text:span></text:p>
      <text:p text:style-name="Preformatted_20_Text"><text:span text:style-name="Example">&gt;&gt;&gt; </text:span><text:span text:style-name="User_20_Entry">a_dict['database'] = 'blog'</text:span> <text:s/>①</text:p>
      <text:p text:style-name="Preformatted_20_Text"><text:span text:style-name="Example">&gt;&gt;&gt; </text:span><text:span text:style-name="User_20_Entry">a_dict</text:span></text:p>
      <text:p text:style-name="Preformatted_20_Text"><text:span text:style-name="Example">{'server': 'db.diveintopython3.org', 'database': 'blog'}</text:span></text:p>
      <text:p text:style-name="Preformatted_20_Text"><text:span text:style-name="Example">&gt;&gt;&gt;</text:span><text:span text:style-name="Example"><text:span text:style-name="T10"> </text:span></text:span><text:span text:style-name="User_20_Entry"><text:span text:style-name="T10">a_dict['user'] = 'mark'</text:span></text:span><text:span text:style-name="T10"> <text:s text:c="2"/></text:span><text:s text:c="3"/>②</text:p>
      <text:p text:style-name="Preformatted_20_Text"><text:span text:style-name="Example">&gt;&gt;&gt; </text:span><text:span text:style-name="User_20_Entry">a_dict</text:span> <text:s text:c="22"/>③</text:p>
      <text:p text:style-name="Preformatted_20_Text"><text:soft-page-break/><text:span text:style-name="Example">{'server': 'db.diveintopython3.org', 'user': 'mark', 'database': 'blog'}</text:span></text:p>
      <text:p text:style-name="Preformatted_20_Text"><text:span text:style-name="Example">&gt;&gt;&gt; </text:span><text:span text:style-name="User_20_Entry">a_dict['user'] = 'dora'</text:span> <text:s text:c="5"/>④</text:p>
      <text:p text:style-name="Preformatted_20_Text"><text:span text:style-name="Example">&gt;&gt;&gt; </text:span><text:span text:style-name="User_20_Entry">a_dict</text:span></text:p>
      <text:p text:style-name="Preformatted_20_Text"><text:span text:style-name="Example">{'server': 'db.diveintopython3.org', 'user': 'dora', 'database': 'blog'}</text:span></text:p>
      <text:p text:style-name="Preformatted_20_Text"><text:span text:style-name="Example">&gt;&gt;&gt; </text:span><text:span text:style-name="User_20_Entry">a_dict['User'] = 'mark'</text:span> <text:s text:c="5"/>⑤</text:p>
      <text:p text:style-name="Preformatted_20_Text"><text:span text:style-name="Example">&gt;&gt;&gt; </text:span><text:span text:style-name="User_20_Entry">a_dict</text:span></text:p>
      <text:p text:style-name="P31"><text:span text:style-name="Example">{'User': 'mark', 'server': 'db.diveintopython3.org', 'user': 'dora', 'database': 'blog'}</text:span></text:p>
      <text:list xml:id="list2776576944575088658" text:style-name="L12">
        <text:list-item>
          <text:p text:style-name="P17">You can not have duplicate keys in a dictionary. Assigning a value to an existing key will wipe out the old value. </text:p>
        </text:list-item>
        <text:list-item>
          <text:p text:style-name="P17">You can add new key-value pairs at any time. This syntax is identical to modifying existing values. </text:p>
        </text:list-item>
        <text:list-item>
          <text:p text:style-name="P16"><text:span text:style-name="T19">The new dictionary item (key </text:span><text:span text:style-name="Source_20_Text"><text:span text:style-name="T19">'user'</text:span></text:span><text:span text:style-name="T19">, value </text:span><text:span text:style-name="Source_20_Text"><text:span text:style-name="T19">'mark'</text:span></text:span><text:span text:style-name="T19">) appears to be in the middle. In fact, it was just a coincidence that the items appeared to be in order in the first example; it is just as much a coincidence that they appear to be out of order now. </text:span></text:p>
        </text:list-item>
        <text:list-item>
          <text:p text:style-name="P19">Assigning a value to an existing dictionary key simply replaces the old value with the new one. </text:p>
        </text:list-item>
        <text:list-item>
          <text:p text:style-name="P9"><text:span text:style-name="T20">Will this change the value of the </text:span><text:span text:style-name="Source_20_Text"><text:span text:style-name="T20">user</text:span></text:span><text:span text:style-name="T20"> key back to "mark"? No! Look at the key closely — that’s a capital </text:span><text:span text:style-name="User_20_Entry"><text:span text:style-name="T20">U</text:span></text:span><text:span text:style-name="T20"> in </text:span><text:span text:style-name="User_20_Entry"><text:span text:style-name="T20">"User"</text:span></text:span><text:span text:style-name="T20">. Dictionary keys are case-sensitive, so this statement is creating a new key-value pair, not overwriting an existing one. It may look similar to you, but as far as Python is concerned, it’s completely different. </text:span></text:p>
        </text:list-item>
      </text:list>
      <text:h text:style-name="P33" text:outline-level="3"><text:bookmark text:name="dictionaries-in-a-boolean-context"/>Dictionaries In A Boolean Context</text:h>
      <text:p text:style-name="Text_20_body">Empty dictionaries are false; all other dictionaries are true. </text:p>
      <text:p text:style-name="Text_20_body">You can also use a dictionary in <text:a xlink:type="simple" xlink:href="http://www.diveintopython3.net/native-datatypes.html#booleans" text:style-name="Internet_20_link" text:visited-style-name="Visited_20_Internet_20_Link">a boolean context</text:a>, such as an <text:span text:style-name="Source_20_Text">if</text:span> statement. </text:p>
      <text:p text:style-name="Preformatted_20_Text"><text:span text:style-name="Example">&gt;&gt;&gt; </text:span><text:span text:style-name="User_20_Entry">def is_it_true(anything):</text:span></text:p>
      <text:p text:style-name="Preformatted_20_Text"><text:span text:style-name="Example">... </text:span><text:span text:style-name="User_20_Entry"><text:s text:c="2"/>if anything:</text:span></text:p>
      <text:p text:style-name="Preformatted_20_Text"><text:span text:style-name="Example">... </text:span><text:span text:style-name="User_20_Entry"><text:s text:c="4"/>print("yes, it's true")</text:span></text:p>
      <text:p text:style-name="Preformatted_20_Text"><text:span text:style-name="Example">... </text:span><text:span text:style-name="User_20_Entry"><text:s text:c="2"/>else:</text:span></text:p>
      <text:p text:style-name="Preformatted_20_Text"><text:span text:style-name="Example">... </text:span><text:span text:style-name="User_20_Entry"><text:s text:c="4"/>print("no, it's false")</text:span></text:p>
      <text:p text:style-name="Preformatted_20_Text"><text:span text:style-name="Example">...</text:span></text:p>
      <text:p text:style-name="Preformatted_20_Text"><text:span text:style-name="Example">&gt;&gt;&gt; </text:span><text:span text:style-name="User_20_Entry">is_it_true({})</text:span> <text:s text:c="12"/>①</text:p>
      <text:p text:style-name="Preformatted_20_Text"><text:span text:style-name="Example">no, it's false</text:span></text:p>
      <text:p text:style-name="Preformatted_20_Text"><text:span text:style-name="Example">&gt;&gt;&gt; </text:span><text:span text:style-name="User_20_Entry">is_it_true({'a': 1})</text:span> <text:s text:c="6"/>②</text:p>
      <text:p text:style-name="P31"><text:span text:style-name="Example">yes, it's true</text:span></text:p>
      <text:p text:style-name="P31"><text:span text:style-name="Example"/></text:p>
      <text:list xml:id="list3361872706876618864" text:style-name="L16">
        <text:list-item>
          <text:p text:style-name="P18">In a boolean context, an empty dictionary is false. </text:p>
        </text:list-item>
        <text:list-item>
          <text:p text:style-name="P4">Any dictionary with at least one key-value pair is true. </text:p>
        </text:list-item>
      </text:list>
      <text:p text:style-name="P30"/>
      <text:p text:style-name="P20"><text:s/></text:p>
      <text:p text:style-name="Text_20_body"/>
      <text:h text:style-name="Heading_20_2" text:outline-level="2"><text:bookmark text:name="none"/><text:span text:style-name="Source_20_Text"><text:span text:style-name="T19">None</text:span></text:span></text:h>
      <text:p text:style-name="Text_20_body"><text:span text:style-name="Source_20_Text"><text:span text:style-name="Definition">None</text:span></text:span> is a special constant in Python. It is a <text:span text:style-name="Definition">null</text:span> value. <text:span text:style-name="Source_20_Text">None</text:span> is not the same as <text:span text:style-name="Source_20_Text">False</text:span>. <text:span text:style-name="Source_20_Text">None</text:span> is not 0. <text:span text:style-name="Source_20_Text">None</text:span> is not an empty string. <text:span text:style-name="T19">Comparing </text:span><text:span text:style-name="Source_20_Text"><text:span text:style-name="T19">None</text:span></text:span><text:span text:style-name="T19"> to anything other than </text:span><text:span text:style-name="Source_20_Text"><text:span text:style-name="T19">None</text:span></text:span><text:span text:style-name="T19"> will always return </text:span><text:soft-page-break/><text:span text:style-name="Source_20_Text"><text:span text:style-name="T19">False</text:span></text:span><text:span text:style-name="T19">. </text:span></text:p>
      <text:p text:style-name="Text_20_body"><text:span text:style-name="Source_20_Text">None</text:span> is the only null value.<text:span text:style-name="T19"> It has its own datatype (</text:span><text:span text:style-name="Source_20_Text"><text:span text:style-name="T19">NoneType</text:span></text:span><text:span text:style-name="T19">)</text:span>. You can assign <text:span text:style-name="Source_20_Text">None</text:span> to any variable, b<text:span text:style-name="T10">ut you can not create other </text:span><text:span text:style-name="Source_20_Text"><text:span text:style-name="T10">NoneType</text:span></text:span><text:span text:style-name="T10"> object</text:span>s. <text:span text:style-name="T10">All variables whose value is </text:span><text:span text:style-name="Source_20_Text"><text:span text:style-name="T10">None</text:span></text:span><text:span text:style-name="T10"> are equal to each other. </text:span></text:p>
      <text:p text:style-name="Preformatted_20_Text"><text:span text:style-name="Example">&gt;&gt;&gt; </text:span><text:span text:style-name="User_20_Entry">type(None)</text:span></text:p>
      <text:p text:style-name="Preformatted_20_Text"><text:span text:style-name="Example">&lt;class 'NoneType'&gt;</text:span></text:p>
      <text:p text:style-name="Preformatted_20_Text"><text:span text:style-name="Example">&gt;&gt;&gt; </text:span><text:span text:style-name="User_20_Entry">None == False</text:span></text:p>
      <text:p text:style-name="Preformatted_20_Text"><text:span text:style-name="Example">False</text:span></text:p>
      <text:p text:style-name="Preformatted_20_Text"><text:span text:style-name="Example">&gt;&gt;&gt; </text:span><text:span text:style-name="User_20_Entry">None == 0</text:span></text:p>
      <text:p text:style-name="Preformatted_20_Text"><text:span text:style-name="Example">False</text:span></text:p>
      <text:p text:style-name="Preformatted_20_Text"><text:span text:style-name="Example">&gt;&gt;&gt; </text:span><text:span text:style-name="User_20_Entry">None == ''</text:span></text:p>
      <text:p text:style-name="Preformatted_20_Text"><text:span text:style-name="Example">False</text:span></text:p>
      <text:p text:style-name="Preformatted_20_Text"><text:span text:style-name="Example">&gt;&gt;&gt; </text:span><text:span text:style-name="User_20_Entry">None == None</text:span></text:p>
      <text:p text:style-name="Preformatted_20_Text"><text:span text:style-name="Example">True</text:span></text:p>
      <text:p text:style-name="Preformatted_20_Text"><text:span text:style-name="Example">&gt;&gt;&gt; </text:span><text:span text:style-name="User_20_Entry">x = None</text:span></text:p>
      <text:p text:style-name="Preformatted_20_Text"><text:span text:style-name="Example">&gt;&gt;&gt; </text:span><text:span text:style-name="User_20_Entry">x == None</text:span></text:p>
      <text:p text:style-name="Preformatted_20_Text"><text:span text:style-name="Example">True</text:span></text:p>
      <text:p text:style-name="Preformatted_20_Text"><text:span text:style-name="Example">&gt;&gt;&gt; </text:span><text:span text:style-name="User_20_Entry">y = None</text:span></text:p>
      <text:p text:style-name="Preformatted_20_Text"><text:span text:style-name="Example">&gt;&gt;&gt; </text:span><text:span text:style-name="User_20_Entry">x == y</text:span></text:p>
      <text:p text:style-name="P31"><text:span text:style-name="Example">True</text:span></text:p>
      <text:h text:style-name="P33" text:outline-level="3"><text:bookmark text:name="none-in-a-boolean-context"/><text:span text:style-name="Source_20_Text">None</text:span> In A Boolean Context</text:h>
      <text:p text:style-name="Text_20_body">In <text:a xlink:type="simple" xlink:href="http://www.diveintopython3.net/native-datatypes.html#booleans" text:style-name="Internet_20_link" text:visited-style-name="Visited_20_Internet_20_Link">a boolean context</text:a>, <text:span text:style-name="Source_20_Text"><text:span text:style-name="T20">None</text:span></text:span><text:span text:style-name="T20"> is false and </text:span><text:span text:style-name="Source_20_Text"><text:span text:style-name="T20">not None</text:span></text:span><text:span text:style-name="T20"> is true. </text:span></text:p>
      <text:p text:style-name="Preformatted_20_Text"><text:span text:style-name="Example">&gt;&gt;&gt; </text:span><text:span text:style-name="User_20_Entry">def is_it_true(anything):</text:span></text:p>
      <text:p text:style-name="Preformatted_20_Text"><text:span text:style-name="Example">... </text:span><text:span text:style-name="User_20_Entry"><text:s text:c="2"/>if anything:</text:span></text:p>
      <text:p text:style-name="Preformatted_20_Text"><text:span text:style-name="Example">... </text:span><text:span text:style-name="User_20_Entry"><text:s text:c="4"/>print("yes, it's true")</text:span></text:p>
      <text:p text:style-name="Preformatted_20_Text"><text:span text:style-name="Example">... </text:span><text:span text:style-name="User_20_Entry"><text:s text:c="2"/>else:</text:span></text:p>
      <text:p text:style-name="Preformatted_20_Text"><text:span text:style-name="Example">... </text:span><text:span text:style-name="User_20_Entry"><text:s text:c="4"/>print("no, it's false")</text:span></text:p>
      <text:p text:style-name="Preformatted_20_Text"><text:span text:style-name="Example">...</text:span></text:p>
      <text:p text:style-name="Preformatted_20_Text"><text:span text:style-name="Example">&gt;&gt;&gt; </text:span><text:span text:style-name="User_20_Entry">is_it_true(</text:span><text:span text:style-name="User_20_Entry"><text:span text:style-name="T19">None</text:span></text:span><text:span text:style-name="User_20_Entry">)</text:span></text:p>
      <text:p text:style-name="Preformatted_20_Text"><text:span text:style-name="Example">no, it's false</text:span></text:p>
      <text:p text:style-name="Preformatted_20_Text"><text:span text:style-name="Example">&gt;&gt;&gt; </text:span><text:span text:style-name="User_20_Entry">is_it_true(</text:span><text:span text:style-name="User_20_Entry"><text:span text:style-name="T19">not None</text:span></text:span><text:span text:style-name="User_20_Entry">)</text:span></text:p>
      <text:p text:style-name="P31"><text:span text:style-name="Example">yes, it's true</text:span></text:p>
      <text:p text:style-name="P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Example" style:family="text">
      <style:text-properties style:font-name="Courier New" style:font-name-asian="NSimSun" style:font-name-complex="Courier New"/>
    </style:style>
    <style:style style:name="User_20_Entry" style:display-name="User Entry" style:family="text">
      <style:text-properties style:font-name="Courier New" style:font-name-asian="NSimSun" style:font-name-complex="Courier New"/>
    </style:style>
    <style:style style:name="Definition"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7-10T00:36:44.62</meta:creation-date>
    <meta:generator>OpenOffice/4.1.5$Win32 OpenOffice.org_project/415m1$Build-9789</meta:generator>
    <dc:date>2018-07-10T01:37:13.60</dc:date>
    <meta:editing-duration>PT59M36S</meta:editing-duration>
    <meta:editing-cycles>102</meta:editing-cycles>
    <meta:document-statistic meta:table-count="0" meta:image-count="0" meta:object-count="0" meta:page-count="10" meta:paragraph-count="382" meta:word-count="2631" meta:character-count="16495"/>
  </office:meta>
</office:document-meta>
</file>